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fo:font-weight="bold" officeooo:paragraph-rsid="000341f5" style:font-weight-asian="bold" style:font-weight-complex="bold"/>
    </style:style>
    <style:style style:name="P2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fo:font-size="18pt" fo:font-weight="bold" officeooo:paragraph-rsid="000341f5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right="0.108cm" fo:margin-top="0cm" fo:margin-bottom="0.034cm" style:contextual-spacing="false" fo:text-align="end" style:justify-single-word="false"/>
      <style:text-properties fo:font-size="12pt" fo:font-weight="bold" officeooo:rsid="000341f5" officeooo:paragraph-rsid="000341f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right="0.108cm" fo:margin-top="0cm" fo:margin-bottom="0.034cm" style:contextual-spacing="false" fo:text-align="start" style:justify-single-word="false"/>
      <style:text-properties fo:font-size="12pt" fo:font-weight="bold" officeooo:rsid="000341f5" officeooo:paragraph-rsid="000341f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fo:font-size="18pt" fo:font-weight="bold" officeooo:rsid="000341f5" officeooo:paragraph-rsid="000341f5" style:font-size-asian="18pt" style:font-weight-asian="bold" style:font-size-complex="18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fo:font-size="12pt" fo:font-weight="bold" officeooo:rsid="000341f5" officeooo:paragraph-rsid="000341f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right="0.108cm" fo:margin-top="0cm" fo:margin-bottom="0.034cm" style:contextual-spacing="false" fo:text-align="center" style:justify-single-word="false" fo:break-before="page"/>
      <style:text-properties fo:font-size="12pt" fo:font-weight="bold" officeooo:rsid="000341f5" officeooo:paragraph-rsid="000341f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right="0.108cm" fo:margin-top="0cm" fo:margin-bottom="0.034cm" style:contextual-spacing="false" fo:text-align="start" style:justify-single-word="false"/>
      <style:text-properties officeooo:paragraph-rsid="0004449c"/>
    </style:style>
    <style:style style:name="P11" style:family="paragraph" style:parent-style-name="Standard">
      <style:paragraph-properties fo:margin-right="0.108cm" fo:margin-top="0cm" fo:margin-bottom="0.034cm" style:contextual-spacing="false" fo:text-align="start" style:justify-single-word="false"/>
      <style:text-properties fo:font-size="12pt" fo:font-weight="bold" officeooo:rsid="0004449c" officeooo:paragraph-rsid="0004449c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font-variant="normal" fo:text-transform="none" style:font-name="Times New Roman" fo:font-style="normal" style:font-name-asian="Times New Roman1" style:font-name-complex="Times New Roman1"/>
    </style:style>
    <style:style style:name="T4" style:family="text">
      <style:text-properties fo:font-variant="normal" fo:text-transform="none" style:font-name="Inter" fo:font-style="normal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style:font-name="Roboto" fo:letter-spacing="normal" fo:font-style="normal"/>
    </style:style>
    <style:style style:name="T6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7" style:family="text">
      <style:text-properties fo:font-size="12pt" fo:font-weight="bold" officeooo:rsid="000341f5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Roboto" fo:font-size="12pt" fo:letter-spacing="normal" fo:font-style="normal" fo:font-weight="normal" officeooo:rsid="000341f5" style:font-size-asian="10.5pt" style:font-weight-asian="bold" style:font-size-complex="12pt" style:font-weight-complex="bol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/></text:p>
      <text:p text:style-name="P2"><text:span text:style-name="T2">ПАСПОРТ ПРОДУКТА ПРАКТИКИ</text:span></text:p>
      <text:p text:style-name="P2"><text:span text:style-name="T3">«</text:span><text:span text:style-name="T4">Чат-бот для консультаций по учебным вопросам»</text:span></text:p>
      <text:p text:style-name="P3"><text:span text:style-name="T4"/></text:p>
      <text:p text:style-name="P3"><text:span text:style-name="T4"/></text:p>
      <text:p text:style-name="P4"><text:span text:style-name="T4">Выполнил: </text:span></text:p>
      <text:p text:style-name="P4"><text:span text:style-name="T4">Костылев Данила Владимирович</text:span></text:p>
      <text:p text:style-name="P4"><text:span text:style-name="T4">ИСП-223А, 2 КУРС</text:span></text:p>
      <text:p text:style-name="P3"><text:span text:style-name="T4"/></text:p>
      <text:p text:style-name="P5"><text:span text:style-name="T3"/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 text:protected="true">
            <text:p text:style-name="P6">Содержание</text:p>
          </text:index-title>
          <text:p text:style-name="P7"><text:a xlink:type="simple" xlink:href="#__RefHeading___Toc367_3742802161" text:style-name="Index_20_Link" text:visited-style-name="Index_20_Link">Аннотация проекта:<text:tab/>3</text:a></text:p>
          <text:p text:style-name="P7"><text:a xlink:type="simple" xlink:href="#__RefHeading___Toc426_3742802161" text:style-name="Index_20_Link" text:visited-style-name="Index_20_Link">Проблема:<text:tab/>3</text:a></text:p>
          <text:p text:style-name="P7"><text:a xlink:type="simple" xlink:href="#__RefHeading___Toc428_3742802161" text:style-name="Index_20_Link" text:visited-style-name="Index_20_Link">Цель проекта:<text:tab/>3</text:a></text:p>
          <text:p text:style-name="P7"><text:a xlink:type="simple" xlink:href="#__RefHeading___Toc430_3742802161" text:style-name="Index_20_Link" text:visited-style-name="Index_20_Link">Основные задачи проекта:<text:tab/>3</text:a></text:p>
          <text:p text:style-name="P7"><text:a xlink:type="simple" xlink:href="#__RefHeading___Toc432_3742802161" text:style-name="Index_20_Link" text:visited-style-name="Index_20_Link">Целевая аудитория проекта:<text:tab/>4</text:a></text:p>
          <text:p text:style-name="P7"><text:a xlink:type="simple" xlink:href="#__RefHeading___Toc434_3742802161" text:style-name="Index_20_Link" text:visited-style-name="Index_20_Link">Результаты проекта:<text:tab/>4</text:a></text:p>
          <text:p text:style-name="P7"><text:a xlink:type="simple" xlink:href="#__RefHeading___Toc436_3742802161" text:style-name="Index_20_Link" text:visited-style-name="Index_20_Link">Методы оценки результатов:<text:tab/>4</text:a></text:p>
          <text:p text:style-name="P7"><text:a xlink:type="simple" xlink:href="#__RefHeading___Toc438_3742802161" text:style-name="Index_20_Link" text:visited-style-name="Index_20_Link">Дальнейшая реализация проекта:<text:tab/>5</text:a></text:p>
        </text:index-body>
      </text:table-of-content>
      <text:p text:style-name="P8"><text:span text:style-name="T3"/></text:p>
      <text:p text:style-name="P8"><text:span text:style-name="T3"/></text:p>
      <text:p text:style-name="P9"/>
      <text:h text:style-name="Heading_20_1" text:outline-level="1"><text:bookmark-start text:name="__RefHeading___Toc367_3742802161"/>Аннотация проекта:<text:bookmark-end text:name="__RefHeading___Toc367_3742802161"/></text:h>
      <text:p text:style-name="P4"><text:span text:style-name="T5"/></text:p>
      <text:p text:style-name="P4"><text:span text:style-name="T6">Данный проект предполагает разработку и внедрение чат-бота, предназначенного для оказания консультационной поддержки студентам по учебным вопросам. Основная идея заключается в создании удобного, быстрого и круглосуточного информационного ресурса, который сможет помочь студентам с разъяснением учебного материала, подготовкой к экзаменам, вопросами по расписанию и текущим заданиям. Проект направлен на повышение эффективности учебного процесса за счёт автоматизации получения консультаций и снижения нагрузки на преподавателей и консультантов.</text:span> </text:p>
      <text:p text:style-name="P4"/>
      <text:h text:style-name="Heading_20_1" text:outline-level="1"><text:bookmark-start text:name="__RefHeading___Toc426_3742802161"/>Проблема:<text:bookmark-end text:name="__RefHeading___Toc426_3742802161"/></text:h>
      <text:p text:style-name="P10"><text:span text:style-name="T7"><text:line-break/></text:span><text:span text:style-name="T8">Современные студенты сталкиваются с нехваткой оперативной и квалифицированной помощи при разборе учебных вопросов, особенно в часы вне занятий и в условиях большого количества запросов. Ручное консультирование зачастую затруднено из-за ограниченности времени преподавателей и специалистов, что ведёт к задержкам в получении необходимой информации, стрессу и снижению успеваемости студентов.</text:span><text:span text:style-name="T6"> </text:span></text:p>
      <text:p text:style-name="P4"><text:span text:style-name="T6"/></text:p>
      <text:h text:style-name="Heading_20_1" text:outline-level="1"><text:bookmark-start text:name="__RefHeading___Toc428_3742802161"/>Цель проекта: <text:bookmark-end text:name="__RefHeading___Toc428_3742802161"/></text:h>
      <text:p text:style-name="P4"><text:span text:style-name="T5"/></text:p>
      <text:p text:style-name="P4"><text:span text:style-name="T6">Создать и внедрить чат-бота для консультаций по учебным вопросам, который обеспечит оперативную поддержку студентов, повысит их учебную мотивацию и снизит нагрузку на педагогический персонал. Конкретная цель — разработать рабочий прототип чат-бота, способного отвечать на наиболее популярные учебные запросы, к концу II квартала 2024 года. </text:span></text:p>
      <text:p text:style-name="P4"><text:span text:style-name="T6"/></text:p>
      <text:h text:style-name="Heading_20_1" text:outline-level="1"><text:bookmark-start text:name="__RefHeading___Toc430_3742802161"/>Основные задачи проекта: <text:bookmark-end text:name="__RefHeading___Toc430_3742802161"/></text:h>
      <text:p text:style-name="P4"><text:span text:style-name="T5"/></text:p>
      <text:p text:style-name="P4"><text:span text:style-name="T6">1. Анализ потребностей студентов и формирование базы знаний для чат-бота в течение первого месяца работы. <text:line-break/>2. Разработка и внедрение прототипа чат-бота с интеграцией основных функций и подготовкой обучающего материала в течение трёх месяцев. <text:line-break/>3. Проведение тестирования и корректировка работы чат-бота на основе обратной связи пользователей, а также подготовка рекомендаций по дальнейшему развитию к концу четвёртого месяца.</text:span></text:p>
      <text:p text:style-name="P4"><text:soft-page-break/><text:span text:style-name="T6"/></text:p>
      <text:h text:style-name="Heading_20_1" text:outline-level="1"><text:bookmark-start text:name="__RefHeading___Toc432_3742802161"/>Целевая аудитория проекта: <text:bookmark-end text:name="__RefHeading___Toc432_3742802161"/></text:h>
      <text:p text:style-name="P4"><text:span text:style-name="T5"/></text:p>
      <text:p text:style-name="P4"><text:span text:style-name="T6">Студенты образовательных учреждений, обучающиеся на бакалавриате и магистратуре, возраст — 18-25 лет. Также проект будет полезен педагогам и консультантам, которые смогут использовать чат-бота для ускорения оказания помощи студентам, а также для автоматизации части своей работы. </text:span></text:p>
      <text:p text:style-name="P11"><text:span text:style-name="T6"/></text:p>
      <text:h text:style-name="Heading_20_1" text:outline-level="1"><text:bookmark-start text:name="__RefHeading___Toc434_3742802161"/>Результаты проекта: <text:bookmark-end text:name="__RefHeading___Toc434_3742802161"/></text:h>
      <text:h text:style-name="Heading_20_1" text:outline-level="1"/>
      <text:p text:style-name="P4"><text:span text:style-name="T6">По итогам внедрения ожидаются следующие результаты: <text:line-break/>- Количественный: увеличение количества успешных консультаций и снижении времени ответа на учебные вопросы на 50%; уменьшение нагрузки на преподавателей и консультантов на 30%. <text:line-break/>- Качественный: повышение удовлетворённости студентов полученной информацией, улучшение их успеваемости, снижение уровня стресса в процессе обучения. <text:line-break/>- Метрики оценки: число активных пользователей, среднее время ответа, уровень удовлетворенности по опросам, количество решённых запросов без вмешательства человека. </text:span></text:p>
      <text:p text:style-name="P4"><text:span text:style-name="T6"/></text:p>
      <text:h text:style-name="Heading_20_1" text:outline-level="1"><text:bookmark-start text:name="__RefHeading___Toc436_3742802161"/>Методы оценки результатов: <text:bookmark-end text:name="__RefHeading___Toc436_3742802161"/></text:h>
      <text:p text:style-name="P10"><text:span text:style-name="T9"><text:line-break/></text:span><text:span text:style-name="T8">Успешная реализация проекта будет подтверждаться достижением следующих показателей: </text:span><text:span text:style-name="T6"><text:line-break/></text:span><text:span text:style-name="T8">- Более 80% запросов получают ответы, соответствующие заданной базе знаний. </text:span><text:span text:style-name="T6"><text:line-break/></text:span><text:span text:style-name="T8">- Не менее 70% пользователей выражают удовлетворение работой чат-бота в опросах после использования. </text:span><text:span text:style-name="T6"><text:line-break/></text:span><text:span text:style-name="T8">- Количественный показатель снижения времени ответа и уменьшения нагрузки на педагогов. </text:span><text:span text:style-name="T6"><text:line-break/></text:span><text:span text:style-name="T8">Эти параметры будут измеряться автоматическими системами анализа логов, опросами участников и статистическими отчётами.</text:span><text:span text:style-name="T6"> 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/></text:p>
      <text:h text:style-name="Heading_20_1" text:outline-level="1"><text:bookmark-start text:name="__RefHeading___Toc438_3742802161"/>Дальнейшая реализация проекта:<text:bookmark-end text:name="__RefHeading___Toc438_3742802161"/></text:h>
      <text:p text:style-name="P10"><text:span text:style-name="T9"><text:line-break/></text:span><text:span text:style-name="T8">После завершения этапа пилотирования планируется расширять функциональность чат-бота, добавлять поддержку новых предметных областей и языков, интегрировать его с академическими платформами и системами электронного обучения. Также предполагается внедрение системы машинного обучения для повышения качества ответов и автоматического обновления базы знаний на основе новых учебных материалов и запросов пользователей. В перспективе чат-бот может стать частью единой системы поддержки студентов, способной к самостоятельному развитию и адаптации к потребностям образовательного процесса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9:37:42.064000000</meta:creation-date>
    <dc:date>2025-05-12T10:35:16.031000000</dc:date>
    <meta:editing-duration>PT6M25S</meta:editing-duration>
    <meta:editing-cycles>1</meta:editing-cycles>
    <meta:document-statistic meta:table-count="0" meta:image-count="0" meta:object-count="0" meta:page-count="5" meta:paragraph-count="31" meta:word-count="493" meta:character-count="4074" meta:non-whitespace-character-count="3585"/>
    <meta:generator>LibreOffice/24.8.6.1$Windows_X86_64 LibreOffice_project/051bf11303684a0a982c9966e8be766d0a9efbc7</meta:generator>
  </office:meta>
</office:document-meta>
</file>